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Noto Sans Devanagari" svg:font-family="Noto Sans Devanagari" style:font-family-generic="system" style:font-pitch="variable" svg:panose-1="2 11 5 2 4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text-properties fo:language="es" fo:country="ES"/>
    </style:style>
    <style:style style:name="P2" style:parent-style-name="Standard" style:family="paragraph">
      <style:paragraph-properties fo:text-align="justify"/>
      <style:text-properties fo:language="es" fo:country="ES"/>
    </style:style>
    <style:style style:name="P3" style:parent-style-name="Standard" style:family="paragraph">
      <style:paragraph-properties fo:text-align="justify"/>
      <style:text-properties fo:language="es" fo:country="ES"/>
    </style:style>
    <style:style style:name="P4" style:parent-style-name="Standard" style:family="paragraph">
      <style:paragraph-properties fo:text-align="justify"/>
      <style:text-properties fo:language="es" fo:country="ES"/>
    </style:style>
    <style:style style:name="P5" style:parent-style-name="Standard" style:family="paragraph">
      <style:paragraph-properties fo:text-align="justify"/>
      <style:text-properties fo:language="es" fo:country="ES"/>
    </style:style>
    <style:style style:name="P6" style:parent-style-name="Standard" style:family="paragraph">
      <style:paragraph-properties fo:text-align="justify"/>
      <style:text-properties fo:language="es" fo:country="ES"/>
    </style:style>
    <style:style style:name="P7" style:parent-style-name="Standard" style:family="paragraph">
      <style:paragraph-properties fo:text-align="justify"/>
      <style:text-properties fo:language="es" fo:country="ES"/>
    </style:style>
    <style:style style:name="P8" style:parent-style-name="Standard" style:family="paragraph">
      <style:paragraph-properties fo:text-align="justify"/>
      <style:text-properties fo:language="es" fo:country="ES"/>
    </style:style>
    <style:style style:name="P9" style:parent-style-name="Textbody" style:family="paragraph">
      <style:paragraph-properties fo:text-align="justify"/>
    </style:style>
    <style:style style:name="T10" style:parent-style-name="DefaultParagraphFont" style:family="text">
      <style:text-properties fo:language="es" fo:country="ES"/>
    </style:style>
    <style:style style:name="T11" style:parent-style-name="DefaultParagraphFont" style:family="text">
      <style:text-properties fo:language="es" fo:country="ES"/>
    </style:style>
    <style:style style:name="T12" style:parent-style-name="StrongEmphasis" style:family="text">
      <style:text-properties fo:font-weight="normal" style:font-weight-asian="normal" style:font-weight-complex="normal" fo:language="es" fo:country="ES"/>
    </style:style>
    <style:style style:name="T13" style:parent-style-name="DefaultParagraphFont" style:family="text">
      <style:text-properties fo:language="es" fo:country="ES"/>
    </style:style>
    <style:style style:name="P14" style:parent-style-name="Textbody" style:family="paragraph">
      <style:paragraph-properties fo:text-align="justify"/>
    </style:style>
    <style:style style:name="T15" style:parent-style-name="DefaultParagraphFont" style:family="text">
      <style:text-properties fo:language="es" fo:country="ES"/>
    </style:style>
    <style:style style:name="T16" style:parent-style-name="StrongEmphasis" style:family="text">
      <style:text-properties fo:font-weight="normal" style:font-weight-asian="normal" style:font-weight-complex="normal" fo:language="es" fo:country="ES"/>
    </style:style>
    <style:style style:name="T17" style:parent-style-name="DefaultParagraphFont" style:family="text">
      <style:text-properties fo:language="es" fo:country="ES"/>
    </style:style>
    <style:style style:name="P18" style:parent-style-name="NormalWeb" style:family="paragraph">
      <style:paragraph-properties fo:text-align="justify"/>
    </style:style>
    <style:style style:name="T19" style:parent-style-name="Strong" style:family="text">
      <style:text-properties fo:font-weight="normal" style:font-weight-asian="normal" style:font-weight-complex="normal" fo:color="#000000"/>
    </style:style>
    <style:style style:name="T20" style:parent-style-name="apple-converted-space" style:family="text">
      <style:text-properties fo:color="#000000"/>
    </style:style>
    <style:style style:name="T21" style:parent-style-name="DefaultParagraphFont" style:family="text">
      <style:text-properties fo:color="#000000"/>
    </style:style>
    <style:style style:name="P22" style:parent-style-name="NormalWeb" style:family="paragraph">
      <style:paragraph-properties fo:text-align="justify"/>
    </style:style>
    <style:style style:name="T23" style:parent-style-name="DefaultParagraphFont" style:family="text">
      <style:text-properties fo:color="#000000"/>
    </style:style>
    <style:style style:name="T24" style:parent-style-name="DefaultParagraphFont" style:family="text">
      <style:text-properties fo:color="#000000" fo:language="es" fo:country="ES"/>
    </style:style>
    <style:style style:name="T25" style:parent-style-name="DefaultParagraphFont" style:family="text">
      <style:text-properties fo:color="#000000"/>
    </style:style>
    <style:style style:name="P26" style:parent-style-name="NormalWeb" style:family="paragraph">
      <style:paragraph-properties fo:text-align="justify"/>
    </style:style>
    <style:style style:name="P27" style:parent-style-name="NormalWeb" style:family="paragraph">
      <style:paragraph-properties fo:text-align="justify"/>
    </style:style>
    <style:style style:name="T28" style:parent-style-name="apple-converted-space" style:family="text">
      <style:text-properties fo:color="#000000" fo:language="es" fo:country="ES"/>
    </style:style>
    <style:style style:name="P29" style:parent-style-name="NormalWeb" style:family="paragraph">
      <style:paragraph-properties fo:text-align="justify"/>
    </style:style>
    <style:style style:name="T30" style:parent-style-name="apple-converted-space" style:family="text">
      <style:text-properties fo:color="#000000" fo:language="es" fo:country="ES"/>
    </style:style>
    <style:style style:name="P31" style:parent-style-name="NormalWeb" style:family="paragraph">
      <style:paragraph-properties fo:text-align="justify"/>
    </style:style>
    <style:style style:name="T32" style:parent-style-name="apple-converted-space" style:family="text">
      <style:text-properties fo:color="#000000" fo:language="es" fo:country="ES"/>
    </style:style>
    <style:style style:name="P33" style:parent-style-name="NormalWeb" style:family="paragraph">
      <style:paragraph-properties fo:text-align="justify"/>
    </style:style>
    <style:style style:name="T34" style:parent-style-name="apple-converted-space" style:family="text">
      <style:text-properties fo:color="#000000" fo:language="es" fo:country="ES"/>
    </style:style>
    <style:style style:name="P35" style:parent-style-name="NormalWeb" style:family="paragraph">
      <style:paragraph-properties fo:text-align="justify"/>
    </style:style>
    <style:style style:name="T36" style:parent-style-name="apple-converted-space" style:family="text">
      <style:text-properties fo:color="#000000" fo:language="es" fo:country="ES"/>
    </style:style>
    <style:style style:name="P37" style:parent-style-name="NormalWeb" style:family="paragraph">
      <style:paragraph-properties fo:text-align="justify"/>
    </style:style>
    <style:style style:name="T38" style:parent-style-name="apple-converted-space" style:family="text">
      <style:text-properties fo:color="#000000" fo:language="es" fo:country="ES"/>
    </style:style>
    <style:style style:name="P39" style:parent-style-name="NormalWeb" style:family="paragraph">
      <style:paragraph-properties fo:text-align="justify"/>
    </style:style>
    <style:style style:name="T40" style:parent-style-name="apple-converted-space" style:family="text">
      <style:text-properties fo:color="#000000" fo:language="es" fo:country="ES"/>
    </style:style>
    <style:style style:name="P41" style:parent-style-name="NormalWeb" style:family="paragraph">
      <style:paragraph-properties fo:text-align="justify"/>
    </style:style>
    <style:style style:name="T42" style:parent-style-name="apple-converted-space" style:family="text">
      <style:text-properties fo:color="#000000" fo:language="es" fo:country="ES"/>
    </style:style>
    <style:style style:name="P43" style:parent-style-name="Normal" style:family="paragraph">
      <style:paragraph-properties fo:break-before="page"/>
      <style:text-properties fo:language="es" fo:country="ES"/>
    </style:style>
    <style:style style:name="P44" style:parent-style-name="Standard" style:family="paragraph">
      <style:paragraph-properties fo:text-align="justify"/>
      <style:text-properties fo:language="es" fo:country="ES"/>
    </style:style>
    <style:style style:name="P45" style:parent-style-name="Standard" style:family="paragraph">
      <style:paragraph-properties fo:text-align="justify"/>
    </style:style>
    <style:style style:name="T46" style:parent-style-name="DefaultParagraphFont" style:family="text">
      <style:text-properties fo:language="es" fo:country="ES"/>
    </style:style>
    <style:style style:name="P47" style:parent-style-name="Standard" style:family="paragraph">
      <style:paragraph-properties fo:text-align="justify"/>
      <style:text-properties fo:language="es" fo:country="ES"/>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family="paragraph">
      <style:paragraph-properties fo:text-align="justify"/>
    </style:style>
  </office:automatic-styles>
  <office:body>
    <office:text text:use-soft-page-breaks="true">
      <text:p text:style-name="P1">00:00-00:40</text:p>
      <text:p text:style-name="P2"/>
      <text:p text:style-name="P3">El número de usuarios de transporte público interurbano ha aumentado un 9.5%<text:s/>este<text:s/>julio respecto al mismo mes del año pasado, habiéndose realizado más de 136 millones de viajes en dicho mes según el Instituto Nacional de Estadística.</text:p>
      <text:p text:style-name="P4"/>
      <text:p text:style-name="P5">Entre las diferentes opciones de transporte, el autobús es claramente una de las más empleadas, pero los viajeros no tienen cómo acceder al billete que mejor se adapte para su contexto.</text:p>
      <text:p text:style-name="P6"/>
      <text:p text:style-name="P7">Esto les hace perder tiempo navegando por múltiples páginas web y, a menudo, esto les impide encontrar la opción más económica, la más rápida o la que mejor se ajuste a sus horarios.</text:p>
      <text:p text:style-name="P8"/>
      <text:p text:style-name="P9"><text:span text:style-name="T10">Por ello, hemos creado BusKa.<text:s/></text:span><text:span text:style-name="T11">Nuestra plataforma es un agregador de líneas de autobuses que permite a los usuarios comparar precios, rutas y horarios de las diferentes compañías en un solo lugar, de manera rápida y sencilla.<text:s/></text:span><text:span text:style-name="T12">BusKa</text:span><text:span text:style-name="T13"><text:s/>no solo ahorra tiempo, sino que también garantiza que el usuario siempre tenga acceso a la mejor oferta disponible para su viaje.</text:span></text:p>
      <text:p text:style-name="P14"><text:span text:style-name="T15">Nuestra misión es hacer del transporte en autobús una opción más accesible y conveniente, asegurando que cada viajero, desde el estudiante universitario hasta el turista de bajo presupuesto, pueda planificar su viaje sin complicaciones. Con<text:s/></text:span><text:span text:style-name="T16">BusKa</text:span><text:span text:style-name="T17">, nos aseguramos de que cada trayecto sea eficiente, económico y adaptado a las necesidades del usuario.</text:span></text:p>
      <text:p text:style-name="P18"><text:span text:style-name="T19">BusKa</text:span><text:span text:style-name="T20"> </text:span><text:span text:style-name="T21">es más que una plataforma, es la solución definitiva para millones de viajeros que buscan comodidad y ahorro en sus desplazamientos. Ya tenemos el equipo, la visión y el plan para revolucionar el mercado del transporte en autobús, pero ahora necesitamos el apoyo necesario para llevarlo al siguiente nivel.</text:span></text:p>
      <text:p text:style-name="P22"><text:span text:style-name="T23">Con vuestra<text:s/></text:span><text:span text:style-name="T24">participación, con vuestra<text:s/></text:span><text:span text:style-name="T25">inversión, lograremos reunir los 50 000€ necesarios para lanzar nuestra aplicación y comenzar a mejorar la experiencia de viaje de miles de usuarios.</text:span></text:p>
      <text:p text:style-name="P26"/>
      <text:p text:style-name="P27"><text:span text:style-name="T28">MAPA MENTAL:</text:span></text:p>
      <text:p text:style-name="P29"><text:span text:style-name="T30">Bus interurbano -&gt; +9,5% julio -&gt; 136M de viajes (INE)</text:span></text:p>
      <text:p text:style-name="P31"><text:span text:style-name="T32">Bus de las + empleadas -&gt; No acceso billete adaptado a su contexto</text:span></text:p>
      <text:p text:style-name="P33"><text:span text:style-name="T34">Pérdida tiempo -&gt; €, rápida, horario</text:span></text:p>
      <text:p text:style-name="P35"><text:span text:style-name="T36">BusKa -&gt; Agregador líneas autobús -&gt; Comparar precio, ruta, horario -&gt; 1 solo lugar, rápido, sencillo</text:span></text:p>
      <text:p text:style-name="P37"><text:span text:style-name="T38">Misión: bus accesible y conveniente -&gt; cada viajero planifique su viaje -&gt; Eficiente, económico y adaptado</text:span></text:p>
      <text:p text:style-name="P39"><text:span text:style-name="T40">Más que una plataforma, solución definitiva -&gt; Ya equipo, visión y plan -&gt; Necesitamos apoyo</text:span></text:p>
      <text:p text:style-name="P41"><text:span text:style-name="T42">Participación + Inversión -&gt; Reunir ronda financiación -&gt; Lanzar aplicación -&gt; Mejorar la experiencia de miles de usuarios</text:span></text:p>
      <text:p text:style-name="P43"/>
      <text:soft-page-break/>
      <text:p text:style-name="P44">Referencias:</text:p>
      <text:p text:style-name="P45"><text:a xlink:href="https://ine.es/dyngs/INEbase/es/operacion.htm?c=Estadistica_C&amp;cid=1254736176906&amp;menu=ultiDatos&amp;idp=1254735576820ç" office:target-frame-name="_top" xlink:show="replace"><text:span text:style-name="T46">https://ine.es/dyngs/INEbase/es/operacion.htm?c=Estadistica_C&amp;cid=1254736176906&amp;menu=ultiDatos&amp;idp=1254735576820ç</text:span></text:a></text:p>
      <text:p text:style-name="P47"/>
      <text:p text:style-name="P48">Vídeos a consultar:</text:p>
      <text:p text:style-name="P49"><text:a xlink:href="https://cedec.intef.es/rubrica/pildora-formativa-elevator-pitch/" office:target-frame-name="_top" xlink:show="replace">https://cedec.intef.es/rubrica/pildora-formativa-elevator-pitch/</text:a></text:p>
      <text:p text:style-name="P50"><text:a xlink:href="https://descargas.intef.es/cedec/proyectoedia/FP/EIE/contenidos/eie_desafio10/pldora_formativa0.html" office:target-frame-name="_top" xlink:show="replace">https://descargas.intef.es/cedec/proyectoedia/FP/EIE/contenidos/eie_desafio10/pldora_formativa0.html</text:a></text:p>
      <text:p text:style-name="P5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Noto Sans Devanagari" svg:font-family="Noto Sans Devanagari" style:font-family-generic="system" style:font-pitch="variable" svg:panose-1="2 11 5 2 4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ES" style:language-asian="en" style:country-asian="GB" style:language-complex="ar" style:country-complex="SA" fo:hyphenate="true"/>
    </style:style>
    <style:style style:name="Strong" style:display-name="Strong" style:family="text" style:parent-style-name="DefaultParagraphFont">
      <style:text-properties fo:font-weight="bold" style:font-weight-asian="bold" style:font-weight-complex="bold"/>
    </style:style>
    <style:style style:name="apple-converted-space" style:display-name="apple-converted-space"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avid Peñalver Navarro</dc:creator>
    <meta:creation-date>2024-10-09T12:32:00Z</meta:creation-date>
    <dc:date>2024-10-09T12:32:00Z</dc:date>
    <meta:print-date>2024-10-09T12:32:00Z</meta:print-date>
    <meta:template xlink:href="Normal.dotm" xlink:type="simple"/>
    <meta:editing-cycles>3</meta:editing-cycles>
    <meta:editing-duration>PT0S</meta:editing-duration>
    <meta:document-statistic meta:page-count="2" meta:paragraph-count="6" meta:word-count="460" meta:character-count="3076" meta:row-count="21" meta:non-whitespace-character-count="2622"/>
  </office:meta>
</office:document-meta>
</file>